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8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12">
      <style:table-cell-properties fo:border-top="none" fo:border-bottom="none" fo:border-left="thin solid #000000" fo:border-right="thin solid #000000" style:vertical-align="middle" style:cell-protect="none"/>
    </style:style>
    <style:style style:name="ce16" style:family="table-cell" style:parent-style-name="Default" style:data-style-name="N6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60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6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2" style:base-cell-address="Data_Sheet.B6"/>
      <style:map style:condition="is-true-formula(msoxl:AND(NOT(ISBLANK($A6)),ISBLANK(B6)))" style:apply-style-name="cf2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2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2" style:base-cell-address="Data_Sheet.C6"/>
      <style:map style:condition="is-true-formula(msoxl:AND(NOT(ISBLANK(A6)),ISBLANK(C6)))" style:apply-style-name="cf2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2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2" style:base-cell-address="Data_Sheet.B8"/>
      <style:map style:condition="is-true-formula(msoxl:AND(NOT(ISBLANK($A8)),ISBLANK(B8)))" style:apply-style-name="cf2" style:base-cell-address="Data_Sheet.B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2" style:base-cell-address="Data_Sheet.B7"/>
      <style:map style:condition="is-true-formula(msoxl:AND(NOT(ISBLANK($A7)),ISBLANK(B7)))" style:apply-style-name="cf2" style:base-cell-address="Data_Sheet.B7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2" style:base-cell-address="Data_Sheet.B8"/>
      <style:map style:condition="is-true-formula(msoxl:AND(NOT(ISBLANK($A9)),ISBLANK(B9)))" style:apply-style-name="cf2" style:base-cell-address="Data_Sheet.B9"/>
      <style:map style:condition="is-true-formula(msoxl:AND(NOT(ISBLANK($A9)),ISBLANK(B9)))" style:apply-style-name="cf2" style:base-cell-address="Data_Sheet.B9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2" style:base-cell-address="Data_Sheet.C8"/>
      <style:map style:condition="is-true-formula(msoxl:AND(NOT(ISBLANK(A8)),ISBLANK(C8)))" style:apply-style-name="cf2" style:base-cell-address="Data_Sheet.C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2" style:base-cell-address="Data_Sheet.C7"/>
      <style:map style:condition="is-true-formula(msoxl:AND(NOT(ISBLANK(A7)),ISBLANK(C7)))" style:apply-style-name="cf2" style:base-cell-address="Data_Sheet.C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3" style:base-cell-address="Data_Sheet.E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F6)),ISBLANK(E6)))" style:apply-style-name="cf2" style:base-cell-address="Data_Sheet.E6"/>
      <style:map style:condition="is-true-formula(msoxl:AND(NOT(ISBLANK(F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F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D4)),ISBLANK(E4)))" style:apply-style-name="cf3" style:base-cell-address="Data_Sheet.E4"/>
      <style:map style:condition="is-true-formula(msoxl:AND(NOT(ISBLANK(E4)),ISBLANK(D4)))" style:apply-style-name="cf3" style:base-cell-address="Data_Sheet.D4"/>
      <style:map style:condition="is-true-formula(msoxl:AND(NOT(ISBLANK(F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F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D4)),ISBLANK(E4)))" style:apply-style-name="cf2" style:base-cell-address="Data_Sheet.E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F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G4)),ISBLANK(F4)))" style:apply-style-name="cf3" style:base-cell-address="Data_Sheet.F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2" style:base-cell-address="Data_Sheet.D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3" style:base-cell-address="Data_Sheet.F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F6)),ISBLANK(E6)))" style:apply-style-name="cf2" style:base-cell-address="Data_Sheet.E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7)),ISBLANK(D7)))" style:apply-style-name="cf3" style:base-cell-address="Data_Sheet.D7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7)),ISBLANK(E7)))" style:apply-style-name="cf3" style:base-cell-address="Data_Sheet.E7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7)),ISBLANK(E7)))" style:apply-style-name="cf3" style:base-cell-address="Data_Sheet.E7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7)),ISBLANK(D7)))" style:apply-style-name="cf3" style:base-cell-address="Data_Sheet.D7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7)),ISBLANK(F7)))" style:apply-style-name="cf3" style:base-cell-address="Data_Sheet.F7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7)),ISBLANK(F7)))" style:apply-style-name="cf3" style:base-cell-address="Data_Sheet.F7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7)),ISBLANK(G7)))" style:apply-style-name="cf3" style:base-cell-address="Data_Sheet.G7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7)),ISBLANK(H7)))" style:apply-style-name="cf3" style:base-cell-address="Data_Sheet.H7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7)),ISBLANK(I7)))" style:apply-style-name="cf3" style:base-cell-address="Data_Sheet.I7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7)),ISBLANK(G7)))" style:apply-style-name="cf3" style:base-cell-address="Data_Sheet.G7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7)),ISBLANK(I7)))" style:apply-style-name="cf3" style:base-cell-address="Data_Sheet.I7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7)),ISBLANK(H7)))" style:apply-style-name="cf3" style:base-cell-address="Data_Sheet.H7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H4)),ISBLANK(I4)))" style:apply-style-name="cf3" style:base-cell-address="Data_Sheet.I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2" style:base-cell-address="Data_Sheet.D4"/>
      <style:map style:condition="is-true-formula(msoxl:AND(NOT(ISBLANK(H4)),ISBLANK(I4)))" style:apply-style-name="cf2" style:base-cell-address="Data_Sheet.I4"/>
      <style:map style:condition="is-true-formula(msoxl:AND(NOT(ISBLANK(J4)),ISBLANK(I4)))" style:apply-style-name="cf2" style:base-cell-address="Data_Sheet.I4"/>
      <style:map style:condition="is-true-formula(msoxl:AND(NOT(ISBLANK(H4)),ISBLANK(I4)))" style:apply-style-name="cf2" style:base-cell-address="Data_Sheet.I4"/>
      <style:map style:condition="is-true-formula(msoxl:AND(NOT(ISBLANK(H4)),ISBLANK(I4)))" style:apply-style-name="cf2" style:base-cell-address="Data_Sheet.I4"/>
      <style:map style:condition="is-true-formula(msoxl:AND(NOT(ISBLANK(H4)),ISBLANK(I4)))" style:apply-style-name="cf2" style:base-cell-address="Data_Sheet.I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I4)),ISBLANK(H4)))" style:apply-style-name="cf3" style:base-cell-address="Data_Sheet.H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2" style:base-cell-address="Data_Sheet.D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F4)),ISBLANK(G4)))" style:apply-style-name="cf3" style:base-cell-address="Data_Sheet.G4"/>
      <style:map style:condition="is-true-formula(msoxl:AND(NOT(ISBLANK(E4)),ISBLANK(D4)))" style:apply-style-name="cf3" style:base-cell-address="Data_Sheet.D4"/>
      <style:map style:condition="is-true-formula(msoxl:AND(NOT(ISBLANK(H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H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F4)),ISBLANK(G4)))" style:apply-style-name="cf2" style:base-cell-address="Data_Sheet.G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H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J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3" style:base-cell-address="Data_Sheet.I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I6)),ISBLANK(H6)))" style:apply-style-name="cf2" style:base-cell-address="Data_Sheet.H6"/>
      <style:map style:condition="is-true-formula(msoxl:AND(NOT(ISBLANK(J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J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3" style:base-cell-address="Data_Sheet.G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H6)),ISBLANK(G6)))" style:apply-style-name="cf2" style:base-cell-address="Data_Sheet.G6"/>
      <style:map style:condition="is-true-formula(msoxl:AND(NOT(ISBLANK(H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H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3" style:base-cell-address="Data_Sheet.H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J4)),ISBLANK(K4)))" style:apply-style-name="cf3" style:base-cell-address="Data_Sheet.K4"/>
      <style:map style:condition="is-true-formula(msoxl:AND(NOT(ISBLANK(E4)),ISBLANK(D4)))" style:apply-style-name="cf3" style:base-cell-address="Data_Sheet.D4"/>
      <style:map style:condition="is-true-formula(msoxl:AND(NOT(ISBLANK(J4)),ISBLANK(I4)))" style:apply-style-name="cf2" style:base-cell-address="Data_Sheet.I4"/>
      <style:map style:condition="is-true-formula(msoxl:AND(NOT(ISBLANK(J4)),ISBLANK(K4)))" style:apply-style-name="cf2" style:base-cell-address="Data_Sheet.K4"/>
      <style:map style:condition="is-true-formula(msoxl:AND(NOT(ISBLANK(L4)),ISBLANK(K4)))" style:apply-style-name="cf2" style:base-cell-address="Data_Sheet.K4"/>
      <style:map style:condition="is-true-formula(msoxl:AND(NOT(ISBLANK(J4)),ISBLANK(K4)))" style:apply-style-name="cf2" style:base-cell-address="Data_Sheet.K4"/>
      <style:map style:condition="is-true-formula(msoxl:AND(NOT(ISBLANK(J4)),ISBLANK(K4)))" style:apply-style-name="cf2" style:base-cell-address="Data_Sheet.K4"/>
      <style:map style:condition="is-true-formula(msoxl:AND(NOT(ISBLANK(J4)),ISBLANK(K4)))" style:apply-style-name="cf2" style:base-cell-address="Data_Sheet.K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K4)),ISBLANK(J4)))" style:apply-style-name="cf3" style:base-cell-address="Data_Sheet.J4"/>
      <style:map style:condition="is-true-formula(msoxl:AND(NOT(ISBLANK(E4)),ISBLANK(D4)))" style:apply-style-name="cf3" style:base-cell-address="Data_Sheet.D4"/>
      <style:map style:condition="is-true-formula(msoxl:AND(NOT(ISBLANK(J4)),ISBLANK(I4)))" style:apply-style-name="cf2" style:base-cell-address="Data_Sheet.I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L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3" style:base-cell-address="Data_Sheet.K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2" style:base-cell-address="Data_Sheet.D6"/>
      <style:map style:condition="is-true-formula(msoxl:AND(NOT(ISBLANK(F6)),ISBLANK(E6)))" style:apply-style-name="cf2" style:base-cell-address="Data_Sheet.E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L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3" style:base-cell-address="Data_Sheet.J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2" style:base-cell-address="Data_Sheet.D6"/>
      <style:map style:condition="is-true-formula(msoxl:AND(NOT(ISBLANK(H6)),ISBLANK(G6)))" style:apply-style-name="cf2" style:base-cell-address="Data_Sheet.G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7)),ISBLANK(K7)))" style:apply-style-name="cf3" style:base-cell-address="Data_Sheet.K7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7)),ISBLANK(J7)))" style:apply-style-name="cf3" style:base-cell-address="Data_Sheet.J7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7)),ISBLANK(K7)))" style:apply-style-name="cf3" style:base-cell-address="Data_Sheet.K7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7)),ISBLANK(J7)))" style:apply-style-name="cf3" style:base-cell-address="Data_Sheet.J7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M4)),ISBLANK(L4)))" style:apply-style-name="cf3" style:base-cell-address="Data_Sheet.L4"/>
      <style:map style:condition="is-true-formula(msoxl:AND(NOT(ISBLANK(E4)),ISBLANK(D4)))" style:apply-style-name="cf3" style:base-cell-address="Data_Sheet.D4"/>
      <style:map style:condition="is-true-formula(msoxl:AND(NOT(ISBLANK(J4)),ISBLANK(I4)))" style:apply-style-name="cf2" style:base-cell-address="Data_Sheet.I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L4)),ISBLANK(M4)))" style:apply-style-name="cf3" style:base-cell-address="Data_Sheet.M4"/>
      <style:map style:condition="is-true-formula(msoxl:AND(NOT(ISBLANK(E4)),ISBLANK(D4)))" style:apply-style-name="cf3" style:base-cell-address="Data_Sheet.D4"/>
      <style:map style:condition="is-true-formula(msoxl:AND(NOT(ISBLANK(M4)),ISBLANK(L4)))" style:apply-style-name="cf2" style:base-cell-address="Data_Sheet.L4"/>
      <style:map style:condition="is-true-formula(msoxl:AND(NOT(ISBLANK(L4)),ISBLANK(M4)))" style:apply-style-name="cf2" style:base-cell-address="Data_Sheet.M4"/>
      <style:map style:condition="is-true-formula(msoxl:AND(NOT(ISBLANK(N4)),ISBLANK(M4)))" style:apply-style-name="cf2" style:base-cell-address="Data_Sheet.M4"/>
      <style:map style:condition="is-true-formula(msoxl:AND(NOT(ISBLANK(L4)),ISBLANK(M4)))" style:apply-style-name="cf2" style:base-cell-address="Data_Sheet.M4"/>
      <style:map style:condition="is-true-formula(msoxl:AND(NOT(ISBLANK(L4)),ISBLANK(M4)))" style:apply-style-name="cf2" style:base-cell-address="Data_Sheet.M4"/>
      <style:map style:condition="is-true-formula(msoxl:AND(NOT(ISBLANK(L4)),ISBLANK(M4)))" style:apply-style-name="cf2" style:base-cell-address="Data_Sheet.M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N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O4)),ISBLANK(N4)))" style:apply-style-name="cf3" style:base-cell-address="Data_Sheet.N4"/>
      <style:map style:condition="is-true-formula(msoxl:AND(NOT(ISBLANK(E4)),ISBLANK(D4)))" style:apply-style-name="cf3" style:base-cell-address="Data_Sheet.D4"/>
      <style:map style:condition="is-true-formula(msoxl:AND(NOT(ISBLANK(M4)),ISBLANK(L4)))" style:apply-style-name="cf2" style:base-cell-address="Data_Sheet.L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7)),ISBLANK(L7)))" style:apply-style-name="cf3" style:base-cell-address="Data_Sheet.L7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7)),ISBLANK(L7)))" style:apply-style-name="cf3" style:base-cell-address="Data_Sheet.L7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3" style:base-cell-address="Data_Sheet.L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H6)),ISBLANK(G6)))" style:apply-style-name="cf2" style:base-cell-address="Data_Sheet.G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7)),ISBLANK(M7)))" style:apply-style-name="cf3" style:base-cell-address="Data_Sheet.M7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3" style:base-cell-address="Data_Sheet.N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G6)),ISBLANK(F6)))" style:apply-style-name="cf2" style:base-cell-address="Data_Sheet.F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3" style:base-cell-address="Data_Sheet.M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M6)),ISBLANK(L6)))" style:apply-style-name="cf2" style:base-cell-address="Data_Sheet.L6"/>
      <style:map style:condition="is-true-formula(msoxl:AND(NOT(ISBLANK(N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N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3" style:base-cell-address="Data_Sheet.O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2" style:base-cell-address="Data_Sheet.D6"/>
      <style:map style:condition="is-true-formula(msoxl:AND(NOT(ISBLANK(P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P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7)),ISBLANK(N7)))" style:apply-style-name="cf3" style:base-cell-address="Data_Sheet.N7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7)),ISBLANK(O7)))" style:apply-style-name="cf3" style:base-cell-address="Data_Sheet.O7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7)),ISBLANK(M7)))" style:apply-style-name="cf3" style:base-cell-address="Data_Sheet.M7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7)),ISBLANK(N7)))" style:apply-style-name="cf3" style:base-cell-address="Data_Sheet.N7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7)),ISBLANK(O7)))" style:apply-style-name="cf3" style:base-cell-address="Data_Sheet.O7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N4)),ISBLANK(O4)))" style:apply-style-name="cf3" style:base-cell-address="Data_Sheet.O4"/>
      <style:map style:condition="is-true-formula(msoxl:AND(NOT(ISBLANK(E4)),ISBLANK(D4)))" style:apply-style-name="cf3" style:base-cell-address="Data_Sheet.D4"/>
      <style:map style:condition="is-true-formula(msoxl:AND(NOT(ISBLANK(F4)),ISBLANK(E4)))" style:apply-style-name="cf2" style:base-cell-address="Data_Sheet.E4"/>
      <style:map style:condition="is-true-formula(msoxl:AND(NOT(ISBLANK(N4)),ISBLANK(O4)))" style:apply-style-name="cf2" style:base-cell-address="Data_Sheet.O4"/>
      <style:map style:condition="is-true-formula(msoxl:AND(NOT(ISBLANK(P4)),ISBLANK(O4)))" style:apply-style-name="cf2" style:base-cell-address="Data_Sheet.O4"/>
      <style:map style:condition="is-true-formula(msoxl:AND(NOT(ISBLANK(N4)),ISBLANK(O4)))" style:apply-style-name="cf2" style:base-cell-address="Data_Sheet.O4"/>
      <style:map style:condition="is-true-formula(msoxl:AND(NOT(ISBLANK(N4)),ISBLANK(O4)))" style:apply-style-name="cf2" style:base-cell-address="Data_Sheet.O4"/>
      <style:map style:condition="is-true-formula(msoxl:AND(NOT(ISBLANK(N4)),ISBLANK(O4)))" style:apply-style-name="cf2" style:base-cell-address="Data_Sheet.O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P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R5)),ISBLANK(Q5)))" style:apply-style-name="cf2" style:base-cell-address="Data_Sheet.Q5"/>
      <style:map style:condition="is-true-formula(msoxl:AND(NOT(ISBLANK(R5)),ISBLANK(Q5)))" style:apply-style-name="cf2" style:base-cell-address="Data_Sheet.Q5"/>
      <style:map style:condition="is-true-formula(msoxl:AND(NOT(ISBLANK(R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R4)),ISBLANK(Q4)))" style:apply-style-name="cf2" style:base-cell-address="Data_Sheet.Q4"/>
      <style:map style:condition="is-true-formula(msoxl:AND(NOT(ISBLANK(R4)),ISBLANK(Q4)))" style:apply-style-name="cf2" style:base-cell-address="Data_Sheet.Q4"/>
      <style:map style:condition="is-true-formula(msoxl:AND(NOT(ISBLANK(R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9)),ISBLANK(P9)))" style:apply-style-name="cf2" style:base-cell-address="Data_Sheet.P9"/>
      <style:map style:condition="is-true-formula(msoxl:AND(NOT(ISBLANK(Q9)),ISBLANK(P9)))" style:apply-style-name="cf2" style:base-cell-address="Data_Sheet.P9"/>
      <style:map style:condition="is-true-formula(msoxl:AND(NOT(ISBLANK(Q9)),ISBLANK(P9)))" style:apply-style-name="cf2" style:base-cell-address="Data_Sheet.P9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P8)),ISBLANK(Q8)))" style:apply-style-name="cf2" style:base-cell-address="Data_Sheet.Q8"/>
      <style:map style:condition="is-true-formula(msoxl:AND(NOT(ISBLANK(P8)),ISBLANK(Q8)))" style:apply-style-name="cf2" style:base-cell-address="Data_Sheet.Q8"/>
      <style:map style:condition="is-true-formula(msoxl:AND(NOT(ISBLANK(P8)),ISBLANK(Q8)))" style:apply-style-name="cf2" style:base-cell-address="Data_Sheet.Q8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P7)),ISBLANK(Q7)))" style:apply-style-name="cf2" style:base-cell-address="Data_Sheet.Q7"/>
      <style:map style:condition="is-true-formula(msoxl:AND(NOT(ISBLANK(P7)),ISBLANK(Q7)))" style:apply-style-name="cf2" style:base-cell-address="Data_Sheet.Q7"/>
      <style:map style:condition="is-true-formula(msoxl:AND(NOT(ISBLANK(P7)),ISBLANK(Q7)))" style:apply-style-name="cf2" style:base-cell-address="Data_Sheet.Q7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5)),ISBLANK(P5)))" style:apply-style-name="cf2" style:base-cell-address="Data_Sheet.P5"/>
      <style:map style:condition="is-true-formula(msoxl:AND(NOT(ISBLANK(R6)),ISBLANK(Q6)))" style:apply-style-name="cf2" style:base-cell-address="Data_Sheet.Q6"/>
      <style:map style:condition="is-true-formula(msoxl:AND(NOT(ISBLANK(R6)),ISBLANK(Q6)))" style:apply-style-name="cf2" style:base-cell-address="Data_Sheet.Q6"/>
      <style:map style:condition="is-true-formula(msoxl:AND(NOT(ISBLANK(R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6)),ISBLANK(R6)))" style:apply-style-name="cf3" style:base-cell-address="Data_Sheet.R6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3" style:base-cell-address="Data_Sheet.R6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6)),ISBLANK(S6)))" style:apply-style-name="cf3" style:base-cell-address="Data_Sheet.S6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3" style:base-cell-address="Data_Sheet.S6"/>
      <style:map style:condition="is-true-formula(msoxl:AND(NOT(ISBLANK(R5)),ISBLANK(S5)))" style:apply-style-name="cf2" style:base-cell-address="Data_Sheet.S5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6)),ISBLANK(T6)))" style:apply-style-name="cf3" style:base-cell-address="Data_Sheet.T6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3" style:base-cell-address="Data_Sheet.T6"/>
      <style:map style:condition="is-true-formula(msoxl:AND(NOT(ISBLANK(S5)),ISBLANK(R5)))" style:apply-style-name="cf2" style:base-cell-address="Data_Sheet.R5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3" style:base-cell-address="Data_Sheet.R6"/>
      <style:map style:condition="is-true-formula(msoxl:AND(NOT(ISBLANK(S7)),ISBLANK(R7)))" style:apply-style-name="cf2" style:base-cell-address="Data_Sheet.R7"/>
      <style:map style:condition="is-true-formula(msoxl:AND(NOT(ISBLANK(S7)),ISBLANK(R7)))" style:apply-style-name="cf2" style:base-cell-address="Data_Sheet.R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3" style:base-cell-address="Data_Sheet.S6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3" style:base-cell-address="Data_Sheet.T6"/>
      <style:map style:condition="is-true-formula(msoxl:AND(NOT(ISBLANK(U7)),ISBLANK(T7)))" style:apply-style-name="cf2" style:base-cell-address="Data_Sheet.T7"/>
      <style:map style:condition="is-true-formula(msoxl:AND(NOT(ISBLANK(U7)),ISBLANK(T7)))" style:apply-style-name="cf2" style:base-cell-address="Data_Sheet.T7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Q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Q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R4)),ISBLANK(S4)))" style:apply-style-name="cf3" style:base-cell-address="Data_Sheet.S4"/>
      <style:map style:condition="is-true-formula(msoxl:AND(NOT(ISBLANK(S4)),ISBLANK(R4)))" style:apply-style-name="cf2" style:base-cell-address="Data_Sheet.R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3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</style:style>
    <style:style style:name="ce12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C4)),ISBLANK(AB4)))" style:apply-style-name="cf2" style:base-cell-address="Data_Sheet.AB4"/>
      <style:map style:condition="is-true-formula(msoxl:AND(NOT(ISBLANK(AC4)),ISBLANK(AB4)))" style:apply-style-name="cf2" style:base-cell-address="Data_Sheet.AB4"/>
    </style:style>
    <style:style style:name="ce13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</style:style>
    <style:style style:name="ce13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</style:style>
    <style:style style:name="ce13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AA4)),ISBLANK(Z4)))" style:apply-style-name="cf2" style:base-cell-address="Data_Sheet.Z4"/>
      <style:map style:condition="is-true-formula(msoxl:AND(NOT(ISBLANK(AA4)),ISBLANK(Z4)))" style:apply-style-name="cf2" style:base-cell-address="Data_Sheet.Z4"/>
    </style:style>
    <style:style style:name="ce13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2" style:base-cell-address="Data_Sheet.AC4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</style:style>
    <style:style style:name="ce13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3" style:base-cell-address="Data_Sheet.U6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3" style:base-cell-address="Data_Sheet.V6"/>
      <style:map style:condition="is-true-formula(msoxl:AND(NOT(ISBLANK(S5)),ISBLANK(R5)))" style:apply-style-name="cf2" style:base-cell-address="Data_Sheet.R5"/>
      <style:map style:condition="is-true-formula(msoxl:AND(NOT(ISBLANK(W7)),ISBLANK(V7)))" style:apply-style-name="cf2" style:base-cell-address="Data_Sheet.V7"/>
      <style:map style:condition="is-true-formula(msoxl:AND(NOT(ISBLANK(W7)),ISBLANK(V7)))" style:apply-style-name="cf2" style:base-cell-address="Data_Sheet.V7"/>
      <style:map style:condition="is-true-formula(msoxl:AND(NOT(ISBLANK(W7)),ISBLANK(V7)))" style:apply-style-name="cf2" style:base-cell-address="Data_Sheet.V7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3" style:base-cell-address="Data_Sheet.W6"/>
      <style:map style:condition="is-true-formula(msoxl:AND(NOT(ISBLANK(V5)),ISBLANK(W5)))" style:apply-style-name="cf2" style:base-cell-address="Data_Sheet.W5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3" style:base-cell-address="Data_Sheet.X6"/>
      <style:map style:condition="is-true-formula(msoxl:AND(NOT(ISBLANK(S5)),ISBLANK(R5)))" style:apply-style-name="cf2" style:base-cell-address="Data_Sheet.R5"/>
      <style:map style:condition="is-true-formula(msoxl:AND(NOT(ISBLANK(Y7)),ISBLANK(X7)))" style:apply-style-name="cf2" style:base-cell-address="Data_Sheet.X7"/>
      <style:map style:condition="is-true-formula(msoxl:AND(NOT(ISBLANK(Y7)),ISBLANK(X7)))" style:apply-style-name="cf2" style:base-cell-address="Data_Sheet.X7"/>
      <style:map style:condition="is-true-formula(msoxl:AND(NOT(ISBLANK(Y7)),ISBLANK(X7)))" style:apply-style-name="cf2" style:base-cell-address="Data_Sheet.X7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3" style:base-cell-address="Data_Sheet.Y6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3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3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3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3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3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3" style:base-cell-address="Data_Sheet.U6"/>
      <style:map style:condition="is-true-formula(msoxl:AND(NOT(ISBLANK(R5)),ISBLANK(S5)))" style:apply-style-name="cf2" style:base-cell-address="Data_Sheet.S5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6)),ISBLANK(U6)))" style:apply-style-name="cf3" style:base-cell-address="Data_Sheet.U6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6)),ISBLANK(V6)))" style:apply-style-name="cf3" style:base-cell-address="Data_Sheet.V6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6)),ISBLANK(W6)))" style:apply-style-name="cf3" style:base-cell-address="Data_Sheet.W6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3" style:base-cell-address="Data_Sheet.W6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3" style:base-cell-address="Data_Sheet.V6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6)),ISBLANK(Y6)))" style:apply-style-name="cf3" style:base-cell-address="Data_Sheet.Y6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3" style:base-cell-address="Data_Sheet.Y6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6)),ISBLANK(X6)))" style:apply-style-name="cf3" style:base-cell-address="Data_Sheet.X6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3" style:base-cell-address="Data_Sheet.X6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2" style:base-cell-address="Data_Sheet.AC6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AA5)),ISBLANK(Z5)))" style:apply-style-name="cf2" style:base-cell-address="Data_Sheet.Z5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C5)),ISBLANK(AB5)))" style:apply-style-name="cf2" style:base-cell-address="Data_Sheet.AB5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Y9)),ISBLANK(Z9)))" style:apply-style-name="cf2" style:base-cell-address="Data_Sheet.Z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2" style:base-cell-address="Data_Sheet.AA4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2" style:base-cell-address="Data_Sheet.AA6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1">
            <text:p>Organisation name</text:p>
          </table:table-cell>
          <table:table-cell office:value-type="string" table:number-columns-spanned="1" table:number-rows-spanned="3" table:content-validation-name="val2" table:style-name="ce11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1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1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1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1">
            <text:p>Admin officers/admin assistants</text:p>
          </table:table-cell>
          <table:covered-table-cell/>
          <table:table-cell office:value-type="string" table:number-columns-spanned="2" table:number-rows-spanned="1" table:style-name="ce11">
            <text:p>Executive Officers</text:p>
          </table:table-cell>
          <table:covered-table-cell/>
          <table:table-cell office:value-type="string" table:number-columns-spanned="2" table:number-rows-spanned="1" table:style-name="ce11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1">
            <text:p>Grade 6/7</text:p>
          </table:table-cell>
          <table:covered-table-cell/>
          <table:table-cell office:value-type="string" table:number-columns-spanned="2" table:number-rows-spanned="1" table:style-name="ce11">
            <text:p>Senior Civil Service</text:p>
          </table:table-cell>
          <table:covered-table-cell/>
          <table:table-cell office:value-type="string" table:number-columns-spanned="2" table:number-rows-spanned="1" table:style-name="ce11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2">
            <text:p>Interim managers</text:p>
          </table:table-cell>
          <table:covered-table-cell/>
          <table:table-cell office:value-type="string" table:number-columns-spanned="2" table:number-rows-spanned="1" table:style-name="ce12">
            <text:p>Specialist Contractors</text:p>
          </table:table-cell>
          <table:covered-table-cell/>
          <table:table-cell office:value-type="string" table:number-columns-spanned="2" table:number-rows-spanned="1" table:style-name="ce12">
            <text:p>Consultants/consultancy</text:p>
          </table:table-cell>
          <table:covered-table-cell/>
          <table:table-cell office:value-type="string" table:number-columns-spanned="2" table:number-rows-spanned="1" table:style-name="ce1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1">
            <text:p>Salary</text:p>
          </table:table-cell>
          <table:table-cell office:value-type="string" table:number-columns-spanned="1" table:number-rows-spanned="2" table:style-name="ce11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1">
            <text:p>Total paybill for payroll staff</text:p>
          </table:table-cell>
          <table:table-cell office:value-type="string" table:number-columns-spanned="1" table:number-rows-spanned="2" table:style-name="ce1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cost of consultants/</text:p>
            <text:p>consultancy</text:p>
          </table:table-cell>
          <table:table-cell office:value-type="string" table:number-columns-spanned="1" table:number-rows-spanned="2" table:style-name="ce11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168" table:style-name="ce33">
            <text:p>8168</text:p>
          </table:table-cell>
          <table:table-cell office:value-type="float" office:value="7301.31" table:style-name="ce35">
            <text:p>7301.31</text:p>
          </table:table-cell>
          <table:table-cell office:value-type="float" office:value="11630" table:style-name="ce37">
            <text:p>11630</text:p>
          </table:table-cell>
          <table:table-cell office:value-type="float" office:value="10862.62" table:style-name="ce57">
            <text:p>10862.62</text:p>
          </table:table-cell>
          <table:table-cell office:value-type="float" office:value="6204" table:style-name="ce56">
            <text:p>6204</text:p>
          </table:table-cell>
          <table:table-cell office:value-type="float" office:value="5970.23" table:style-name="ce55">
            <text:p>5970.23</text:p>
          </table:table-cell>
          <table:table-cell office:value-type="float" office:value="1982" table:style-name="ce68">
            <text:p>1982</text:p>
          </table:table-cell>
          <table:table-cell office:value-type="float" office:value="1932.27" table:style-name="ce67">
            <text:p>1932.27</text:p>
          </table:table-cell>
          <table:table-cell office:value-type="float" office:value="216" table:style-name="ce80">
            <text:p>216</text:p>
          </table:table-cell>
          <table:table-cell office:value-type="float" office:value="213.91" table:style-name="ce81">
            <text:p>213.9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01">
            <text:p>0</text:p>
          </table:table-cell>
          <table:table-cell office:value-type="float" office:value="28200" table:content-validation-name="val2" table:style-name="ce103">
            <text:p>28,200</text:p>
          </table:table-cell>
          <table:table-cell office:value-type="float" office:value="26280" table:content-validation-name="val2" table:style-name="ce106">
            <text:p>26,280</text:p>
          </table:table-cell>
          <table:table-cell office:value-type="float" office:value="1130" table:style-name="ce123">
            <text:p>1130</text:p>
          </table:table-cell>
          <table:table-cell office:value-type="float" office:value="969.06" table:style-name="ce126">
            <text:p>969.06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1130" table:style-name="ce132">
            <text:p>1,130</text:p>
          </table:table-cell>
          <table:table-cell office:value-type="float" office:value="969.06" table:style-name="ce130">
            <text:p>969</text:p>
          </table:table-cell>
          <table:table-cell office:value-type="float" office:value="29330" table:content-validation-name="val2" table:style-name="ce129">
            <text:p>29,330</text:p>
          </table:table-cell>
          <table:table-cell office:value-type="float" office:value="27249" table:content-validation-name="val2" table:style-name="ce131">
            <text:p>27,249</text:p>
          </table:table-cell>
          <table:table-cell office:value-type="currency" office:value="64763322.780000001" table:content-validation-name="val1" table:style-name="ce15">
            <text:p>£64,763,322.78</text:p>
          </table:table-cell>
          <table:table-cell office:value-type="currency" office:value="8483241.2400000095" table:content-validation-name="val1" table:style-name="ce15">
            <text:p>£8,483,241.24</text:p>
          </table:table-cell>
          <table:table-cell office:value-type="currency" office:value="325122.65000000002" table:content-validation-name="val1" table:style-name="ce16">
            <text:p>£325,122.65</text:p>
          </table:table-cell>
          <table:table-cell office:value-type="currency" office:value="1095882.94" table:content-validation-name="val1" table:style-name="ce16">
            <text:p>£1,095,882.94</text:p>
          </table:table-cell>
          <table:table-cell office:value-type="currency" office:value="14880626.42" table:content-validation-name="val1" table:style-name="ce16">
            <text:p>£14,880,626.42</text:p>
          </table:table-cell>
          <table:table-cell office:value-type="currency" office:value="7396290.6800000006" table:content-validation-name="val1" table:style-name="ce16">
            <text:p>£7,396,290.68</text:p>
          </table:table-cell>
          <table:table-cell office:value-type="currency" office:value="96944486.709999993" table:style-name="ce8">
            <text:p>£96,944,486.71</text:p>
          </table:table-cell>
          <table:table-cell office:value-type="currency" office:value="3232230.3099999996" table:content-validation-name="val1" table:style-name="ce17">
            <text:p>£3,232,230.31</text:p>
          </table:table-cell>
          <table:table-cell office:value-type="currency" office:value="1676479.8200000003" table:content-validation-name="val1" table:style-name="ce17">
            <text:p>£1,676,479.82</text:p>
          </table:table-cell>
          <table:table-cell office:value-type="currency" office:value="4908710.13" table:style-name="ce8">
            <text:p>£4,908,710.13</text:p>
          </table:table-cell>
          <table:table-cell office:value-type="currency" office:value="101853196.84" table:style-name="ce9">
            <text:p>£101,853,196.84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335" table:style-name="ce31">
            <text:p>335</text:p>
          </table:table-cell>
          <table:table-cell office:value-type="float" office:value="290.49" table:style-name="ce36">
            <text:p>290.49</text:p>
          </table:table-cell>
          <table:table-cell office:value-type="float" office:value="213" table:style-name="ce39">
            <text:p>213</text:p>
          </table:table-cell>
          <table:table-cell office:value-type="float" office:value="199" table:style-name="ce58">
            <text:p>199</text:p>
          </table:table-cell>
          <table:table-cell office:value-type="float" office:value="278" table:style-name="ce60">
            <text:p>278</text:p>
          </table:table-cell>
          <table:table-cell office:value-type="float" office:value="265.74" table:style-name="ce59">
            <text:p>265.74</text:p>
          </table:table-cell>
          <table:table-cell office:value-type="float" office:value="36" table:style-name="ce69">
            <text:p>36</text:p>
          </table:table-cell>
          <table:table-cell office:value-type="float" office:value="34.869999999999997" table:style-name="ce70">
            <text:p>34.87</text:p>
          </table:table-cell>
          <table:table-cell office:value-type="float" office:value="4" table:style-name="ce79">
            <text:p>4</text:p>
          </table:table-cell>
          <table:table-cell office:value-type="float" office:value="4" table:style-name="ce82">
            <text:p>4</text:p>
          </table:table-cell>
          <table:table-cell office:value-type="float" office:value="6" table:style-name="ce84">
            <text:p>6</text:p>
          </table:table-cell>
          <table:table-cell office:value-type="float" office:value="0.83" table:style-name="ce102">
            <text:p>0.83</text:p>
          </table:table-cell>
          <table:table-cell office:value-type="float" office:value="872" table:content-validation-name="val2" table:style-name="ce104">
            <text:p>872</text:p>
          </table:table-cell>
          <table:table-cell office:value-type="float" office:value="795" table:content-validation-name="val2" table:style-name="ce105">
            <text:p>795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10" table:style-name="ce150">
            <text:p>10</text:p>
          </table:table-cell>
          <table:table-cell office:value-type="float" office:value="10" table:style-name="ce149">
            <text:p>1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10" table:style-name="ce168">
            <text:p>10</text:p>
          </table:table-cell>
          <table:table-cell office:value-type="float" office:value="10" table:style-name="ce134">
            <text:p>10</text:p>
          </table:table-cell>
          <table:table-cell office:value-type="float" office:value="882" table:content-validation-name="val2" table:style-name="ce169">
            <text:p>882</text:p>
          </table:table-cell>
          <table:table-cell office:value-type="float" office:value="805" table:content-validation-name="val2" table:style-name="ce133">
            <text:p>805</text:p>
          </table:table-cell>
          <table:table-cell office:value-type="currency" office:value="1720362.7800000003" table:content-validation-name="val1" table:style-name="ce18">
            <text:p>£1,720,362.78</text:p>
          </table:table-cell>
          <table:table-cell office:value-type="currency" office:value="10756.249999999998" table:content-validation-name="val1" table:style-name="ce18">
            <text:p>£10,756.25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108668.84999999992" table:content-validation-name="val1" table:style-name="ce18">
            <text:p>£108,668.85</text:p>
          </table:table-cell>
          <table:table-cell office:value-type="currency" office:value="349636.72000000224" table:content-validation-name="val1" table:style-name="ce18">
            <text:p>£349,636.72</text:p>
          </table:table-cell>
          <table:table-cell office:value-type="currency" office:value="174419.82999999987" table:content-validation-name="val1" table:style-name="ce18">
            <text:p>£174,419.83</text:p>
          </table:table-cell>
          <table:table-cell office:value-type="currency" office:value="2363844.4300000002" table:style-name="ce8">
            <text:p>£2,363,844.43</text:p>
          </table:table-cell>
          <table:table-cell office:value-type="currency" office:value="63348" table:content-validation-name="val1" table:style-name="ce17">
            <text:p>£63,348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63348" table:style-name="ce8">
            <text:p>£63,348.00</text:p>
          </table:table-cell>
          <table:table-cell office:value-type="currency" office:value="2427192.4300000002" table:style-name="ce9">
            <text:p>£2,427,192.43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58" table:style-name="ce32">
            <text:p>58</text:p>
          </table:table-cell>
          <table:table-cell office:value-type="float" office:value="56.554000000000002" table:style-name="ce34">
            <text:p>56.554</text:p>
          </table:table-cell>
          <table:table-cell office:value-type="float" office:value="69" table:style-name="ce38">
            <text:p>69</text:p>
          </table:table-cell>
          <table:table-cell office:value-type="float" office:value="68.398600000000002" table:style-name="ce62">
            <text:p>68.3986</text:p>
          </table:table-cell>
          <table:table-cell office:value-type="float" office:value="692" table:style-name="ce63">
            <text:p>692</text:p>
          </table:table-cell>
          <table:table-cell office:value-type="float" office:value="680.2793999999999" table:style-name="ce61">
            <text:p>680.2794</text:p>
          </table:table-cell>
          <table:table-cell office:value-type="float" office:value="59" table:style-name="ce72">
            <text:p>59</text:p>
          </table:table-cell>
          <table:table-cell office:value-type="float" office:value="58.124399999999994" table:style-name="ce71">
            <text:p>58.1244</text:p>
          </table:table-cell>
          <table:table-cell office:value-type="float" office:value="6" table:style-name="ce88">
            <text:p>6</text:p>
          </table:table-cell>
          <table:table-cell office:value-type="float" office:value="6" table:style-name="ce91">
            <text:p>6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884" table:content-validation-name="val2" table:style-name="ce104">
            <text:p>884</text:p>
          </table:table-cell>
          <table:table-cell office:value-type="float" office:value="869" table:content-validation-name="val2" table:style-name="ce110">
            <text:p>869</text:p>
          </table:table-cell>
          <table:table-cell office:value-type="float" office:value="69" table:style-name="ce118">
            <text:p>69</text:p>
          </table:table-cell>
          <table:table-cell office:value-type="float" office:value="69" table:style-name="ce119">
            <text:p>69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8" table:style-name="ce141">
            <text:p>8</text:p>
          </table:table-cell>
          <table:table-cell office:value-type="float" office:value="8" table:style-name="ce140">
            <text:p>8</text:p>
          </table:table-cell>
          <table:table-cell table:style-name="ce144"/>
          <table:table-cell table:style-name="ce142"/>
          <table:table-cell office:value-type="float" office:value="77" table:style-name="ce168">
            <text:p>77</text:p>
          </table:table-cell>
          <table:table-cell office:value-type="float" office:value="77" table:style-name="ce173">
            <text:p>77</text:p>
          </table:table-cell>
          <table:table-cell office:value-type="float" office:value="961" table:content-validation-name="val2" table:style-name="ce169">
            <text:p>961</text:p>
          </table:table-cell>
          <table:table-cell office:value-type="float" office:value="946" table:content-validation-name="val2" table:style-name="ce165">
            <text:p>946</text:p>
          </table:table-cell>
          <table:table-cell office:value-type="currency" office:value="2372832.5100000002" table:content-validation-name="val1" table:style-name="ce18">
            <text:p>£2,372,832.51</text:p>
          </table:table-cell>
          <table:table-cell office:value-type="currency" office:value="143502.75999999998" table:content-validation-name="val1" table:style-name="ce16">
            <text:p>£143,502.76</text:p>
          </table:table-cell>
          <table:table-cell table:content-validation-name="val1" table:style-name="ce16"/>
          <table:table-cell office:value-type="currency" office:value="31113.079999999998" table:content-validation-name="val1" table:style-name="ce16">
            <text:p>£31,113.08</text:p>
          </table:table-cell>
          <table:table-cell office:value-type="currency" office:value="485480.9" table:content-validation-name="val1" table:style-name="ce16">
            <text:p>£485,480.90</text:p>
          </table:table-cell>
          <table:table-cell office:value-type="currency" office:value="264688.45999999996" table:content-validation-name="val1" table:style-name="ce16">
            <text:p>£264,688.46</text:p>
          </table:table-cell>
          <table:table-cell office:value-type="currency" office:value="3297617.71" table:style-name="ce8">
            <text:p>£3,297,617.71</text:p>
          </table:table-cell>
          <table:table-cell office:value-type="currency" office:value="273738.26" table:content-validation-name="val1" table:style-name="ce17">
            <text:p>£273,738.26</text:p>
          </table:table-cell>
          <table:table-cell table:content-validation-name="val1" table:style-name="ce17"/>
          <table:table-cell office:value-type="currency" office:value="273738.26" table:style-name="ce8">
            <text:p>£273,738.26</text:p>
          </table:table-cell>
          <table:table-cell office:value-type="currency" office:value="3571355.97" table:style-name="ce9">
            <text:p>£3,571,355.97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9" table:style-name="ce41">
            <text:p>9</text:p>
          </table:table-cell>
          <table:table-cell office:value-type="float" office:value="8.1999999999999993" table:style-name="ce43">
            <text:p>8.2</text:p>
          </table:table-cell>
          <table:table-cell office:value-type="float" office:value="7" table:style-name="ce46">
            <text:p>7</text:p>
          </table:table-cell>
          <table:table-cell office:value-type="float" office:value="6.6" table:style-name="ce64">
            <text:p>6.6</text:p>
          </table:table-cell>
          <table:table-cell office:value-type="float" office:value="42" table:style-name="ce66">
            <text:p>42</text:p>
          </table:table-cell>
          <table:table-cell office:value-type="float" office:value="40.799999999999997" table:style-name="ce65">
            <text:p>40.8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.8" table:style-name="ce95">
            <text:p>0.8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60" table:content-validation-name="val2" table:style-name="ce104">
            <text:p>60</text:p>
          </table:table-cell>
          <table:table-cell office:value-type="float" office:value="57" table:content-validation-name="val2" table:style-name="ce109">
            <text:p>57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60" table:content-validation-name="val2" table:style-name="ce169">
            <text:p>60</text:p>
          </table:table-cell>
          <table:table-cell office:value-type="float" office:value="57" table:content-validation-name="val2" table:style-name="ce166">
            <text:p>57</text:p>
          </table:table-cell>
          <table:table-cell office:value-type="currency" office:value="169350" table:content-validation-name="val1" table:style-name="ce18">
            <text:p>£169,350.00</text:p>
          </table:table-cell>
          <table:table-cell office:value-type="currency" office:value="150" table:content-validation-name="val1" table:style-name="ce16">
            <text:p>£150.00</text:p>
          </table:table-cell>
          <table:table-cell table:content-validation-name="val1" table:style-name="ce16"/>
          <table:table-cell table:content-validation-name="val1" table:style-name="ce16"/>
          <table:table-cell office:value-type="currency" office:value="35866" table:content-validation-name="val1" table:style-name="ce16">
            <text:p>£35,866.00</text:p>
          </table:table-cell>
          <table:table-cell office:value-type="currency" office:value="17311" table:content-validation-name="val1" table:style-name="ce16">
            <text:p>£17,311.00</text:p>
          </table:table-cell>
          <table:table-cell office:value-type="currency" office:value="222677" table:style-name="ce8">
            <text:p>£222,677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8">
            <text:p>£0.00</text:p>
          </table:table-cell>
          <table:table-cell office:value-type="currency" office:value="222677" table:style-name="ce9">
            <text:p>£222,677.00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40" table:style-name="ce40">
            <text:p>40</text:p>
          </table:table-cell>
          <table:table-cell office:value-type="float" office:value="37.58" table:style-name="ce42">
            <text:p>37.58</text:p>
          </table:table-cell>
          <table:table-cell office:value-type="float" office:value="72" table:style-name="ce47">
            <text:p>72</text:p>
          </table:table-cell>
          <table:table-cell office:value-type="float" office:value="71.75" table:style-name="ce49">
            <text:p>71.75</text:p>
          </table:table-cell>
          <table:table-cell office:value-type="float" office:value="49" table:style-name="ce50">
            <text:p>49</text:p>
          </table:table-cell>
          <table:table-cell office:value-type="float" office:value="47.2" table:style-name="ce51">
            <text:p>47.2</text:p>
          </table:table-cell>
          <table:table-cell office:value-type="float" office:value="27" table:style-name="ce76">
            <text:p>27</text:p>
          </table:table-cell>
          <table:table-cell office:value-type="float" office:value="27" table:style-name="ce75">
            <text:p>27</text:p>
          </table:table-cell>
          <table:table-cell office:value-type="float" office:value="4" table:style-name="ce87">
            <text:p>4</text:p>
          </table:table-cell>
          <table:table-cell office:value-type="float" office:value="4" table:style-name="ce98">
            <text:p>4</text:p>
          </table:table-cell>
          <table:table-cell office:value-type="float" office:value="6" table:style-name="ce96">
            <text:p>6</text:p>
          </table:table-cell>
          <table:table-cell office:value-type="float" office:value="1.27" table:style-name="ce97">
            <text:p>1.27</text:p>
          </table:table-cell>
          <table:table-cell office:value-type="float" office:value="198" table:content-validation-name="val2" table:style-name="ce104">
            <text:p>198</text:p>
          </table:table-cell>
          <table:table-cell office:value-type="float" office:value="189" table:content-validation-name="val2" table:style-name="ce108">
            <text:p>189</text:p>
          </table:table-cell>
          <table:table-cell office:value-type="float" office:value="10" table:style-name="ce111">
            <text:p>10</text:p>
          </table:table-cell>
          <table:table-cell office:value-type="float" office:value="10" table:style-name="ce113">
            <text:p>10</text:p>
          </table:table-cell>
          <table:table-cell office:value-type="float" office:value="2" table:style-name="ce115">
            <text:p>2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9" table:style-name="ce163">
            <text:p>9</text:p>
          </table:table-cell>
          <table:table-cell office:value-type="float" office:value="7" table:style-name="ce161">
            <text:p>7</text:p>
          </table:table-cell>
          <table:table-cell office:value-type="float" office:value="21" table:style-name="ce168">
            <text:p>21</text:p>
          </table:table-cell>
          <table:table-cell office:value-type="float" office:value="19" table:style-name="ce171">
            <text:p>19</text:p>
          </table:table-cell>
          <table:table-cell office:value-type="float" office:value="219" table:content-validation-name="val2" table:style-name="ce169">
            <text:p>219</text:p>
          </table:table-cell>
          <table:table-cell office:value-type="float" office:value="208" table:content-validation-name="val2" table:style-name="ce167">
            <text:p>208</text:p>
          </table:table-cell>
          <table:table-cell office:value-type="currency" office:value="531328.86" table:content-validation-name="val1" table:style-name="ce18">
            <text:p>£531,328.86</text:p>
          </table:table-cell>
          <table:table-cell office:value-type="currency" office:value="61257.5" table:content-validation-name="val1" table:style-name="ce16">
            <text:p>£61,257.50</text:p>
          </table:table-cell>
          <table:table-cell office:value-type="currency" office:value="2400" table:content-validation-name="val1" table:style-name="ce16">
            <text:p>£2,400.00</text:p>
          </table:table-cell>
          <table:table-cell office:value-type="currency" office:value="411.96" table:content-validation-name="val1" table:style-name="ce16">
            <text:p>£411.96</text:p>
          </table:table-cell>
          <table:table-cell office:value-type="currency" office:value="17142.91" table:content-validation-name="val1" table:style-name="ce16">
            <text:p>£17,142.91</text:p>
          </table:table-cell>
          <table:table-cell office:value-type="currency" office:value="62905.919999999998" table:content-validation-name="val1" table:style-name="ce16">
            <text:p>£62,905.92</text:p>
          </table:table-cell>
          <table:table-cell office:value-type="currency" office:value="675447.15" table:style-name="ce8">
            <text:p>£675,447.15</text:p>
          </table:table-cell>
          <table:table-cell office:value-type="currency" office:value="149423.4" table:content-validation-name="val1" table:style-name="ce17">
            <text:p>£149,423.40</text:p>
          </table:table-cell>
          <table:table-cell office:value-type="currency" office:value="184008" table:content-validation-name="val1" table:style-name="ce17">
            <text:p>£184,008.00</text:p>
          </table:table-cell>
          <table:table-cell office:value-type="currency" office:value="333431.40000000002" table:style-name="ce8">
            <text:p>£333,431.40</text:p>
          </table:table-cell>
          <table:table-cell office:value-type="currency" office:value="1008878.55" table:style-name="ce9">
            <text:p>£1,008,878.55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8" table:style-name="ce48">
            <text:p>8</text:p>
          </table:table-cell>
          <table:table-cell office:value-type="float" office:value="7.06" table:style-name="ce52">
            <text:p>7.06</text:p>
          </table:table-cell>
          <table:table-cell office:value-type="float" office:value="52" table:style-name="ce54">
            <text:p>52</text:p>
          </table:table-cell>
          <table:table-cell office:value-type="float" office:value="49.82" table:style-name="ce53">
            <text:p>49.82</text:p>
          </table:table-cell>
          <table:table-cell office:value-type="float" office:value="2" table:style-name="ce78">
            <text:p>2</text:p>
          </table:table-cell>
          <table:table-cell office:value-type="float" office:value="1.59" table:style-name="ce77">
            <text:p>1.59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89">
            <text:p>1</text:p>
          </table:table-cell>
          <table:table-cell table:style-name="ce99"/>
          <table:table-cell table:style-name="ce100"/>
          <table:table-cell office:value-type="float" office:value="67" table:content-validation-name="val2" table:style-name="ce107">
            <text:p>67</text:p>
          </table:table-cell>
          <table:table-cell office:value-type="float" office:value="63" table:content-validation-name="val2" table:style-name="ce107">
            <text:p>6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67" table:content-validation-name="val2" table:style-name="ce170">
            <text:p>67</text:p>
          </table:table-cell>
          <table:table-cell office:value-type="float" office:value="63" table:content-validation-name="val2" table:style-name="ce170">
            <text:p>63</text:p>
          </table:table-cell>
          <table:table-cell office:value-type="currency" office:value="171252.55" table:content-validation-name="val1" table:style-name="ce18">
            <text:p>£171,252.55</text:p>
          </table:table-cell>
          <table:table-cell office:value-type="currency" office:value="7476.84" table:content-validation-name="val1" table:style-name="ce16">
            <text:p>£7,476.84</text:p>
          </table:table-cell>
          <table:table-cell office:value-type="currency" office:value="39666.089999999997" table:content-validation-name="val1" table:style-name="ce16">
            <text:p>£39,666.09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35907.01" table:content-validation-name="val1" table:style-name="ce16">
            <text:p>£35,907.01</text:p>
          </table:table-cell>
          <table:table-cell office:value-type="currency" office:value="24910.67" table:content-validation-name="val1" table:style-name="ce16">
            <text:p>£24,910.67</text:p>
          </table:table-cell>
          <table:table-cell office:value-type="currency" office:value="279213.15999999997" table:style-name="ce8">
            <text:p>£279,213.16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8">
            <text:p>£0.00</text:p>
          </table:table-cell>
          <table:table-cell office:value-type="currency" office:value="279213.15999999997" table:style-name="ce9">
            <text:p>£279,213.16</text:p>
          </table:table-cell>
          <table:table-cell table:content-validation-name="val2" table:style-name="ce10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2P0">
      <number:currency-symbol>£</number:currency-symbol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currency-style style:name="N60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style style:name="cf3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06-21T15:24:05Z</dc:date>
  </office:meta>
</office:document-meta>
</file>